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13.76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1.235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6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3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-11-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-[.C8]" office:value-type="time" office:time-value="PT01H15M00S">
            <text:p>01:15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t aan repo, adden van project</text:p>
          </table:table-cell>
          <table:table-cell table:formula="of:=[.D9]-[.C9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game1 veranderd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van canvas aangepast en veranderingen toegepas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n toegevoegd</text:p>
          </table:table-cell>
          <table:table-cell table:formula="of:=[.D12]-[.C12]" office:value-type="time" office:time-value="PT00H12M00S">
            <text:p>00:12</text:p>
          </table:table-cell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6">
            <text:p>6</text:p>
          </table:table-cell>
          <table:table-cell office:value-type="string">
            <text:p>Escape gekoppeld aan get spel sluiten</text:p>
          </table:table-cell>
          <table:table-cell table:formula="of:=[.D13]-[.C13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3M00S">
            <text:p>13:43</text:p>
          </table:table-cell>
          <table:table-cell office:value-type="float" office:value="7">
            <text:p>7</text:p>
          </table:table-cell>
          <table:table-cell office:value-type="string">
            <text:p>Git bijgewerkt en verwijderden bestanden verwijderd</text:p>
          </table:table-cell>
          <table:table-cell table:formula="of:=[.D14]-[.C14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3H44M00S">
            <text:p>13:44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Mapjes gemaakt voor verschillende game scene's</text:p>
          </table:table-cell>
          <table:table-cell table:formula="of:=[.D15]-[.C15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Begonnen aan start scene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25M00S">
            <text:p>04:25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nr 49" table:style-name="ta1" table:print="false">
        <table:table-column table:style-name="co1" table:default-cell-style-name="Default"/>
        <table:table-column table:style-name="co4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3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Project opgstart en logboek bijgewerkt met een nieuwe week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40M00S">
            <text:p>09:40</text:p>
          </table:table-cell>
          <table:table-cell office:value-type="float" office:value="2">
            <text:p>2</text:p>
          </table:table-cell>
          <table:table-cell office:value-type="string">
            <text:p>StartScene een draw methode gegeven, en de 3 andere classen gemaakt met een draw methode</text:p>
          </table:table-cell>
          <table:table-cell table:formula="of:=[.D9]-[.C9]" office:value-type="time" office:time-value="PT00H40M00S">
            <text:p>00:4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GameTime toegevoegd aan alle draws en updates van de verschillende classen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De Interface Istate aangemaakt en public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state aangemaakt en de oude states vervangen</text:p>
          </table:table-cell>
          <table:table-cell table:formula="of:=[.D12]-[.C12]" office:value-type="time" office:time-value="PT00H21M00S">
            <text:p>00:21</text:p>
          </table:table-cell>
        </table:table-row>
        <table:table-row table:style-name="ro2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Get en Set gemaakt voor Istate en een Get voor StartScene</text:p>
          </table:table-cell>
          <table:table-cell table:formula="of:=[.D13]-[.C13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20M00S">
            <text:p>11:20</text:p>
          </table:table-cell>
          <table:table-cell office:value-type="float" office:value="7">
            <text:p>7</text:p>
          </table:table-cell>
          <table:table-cell office:value-type="string">
            <text:p>Region aangemaakt voor properties</text:p>
          </table:table-cell>
          <table:table-cell table:formula="of:=[.D14]-[.C14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1H20M00S">
            <text:p>11:20</text:p>
          </table:table-cell>
          <table:table-cell office:value-type="time" office:time-value="PT11H38M00S">
            <text:p>11:38</text:p>
          </table:table-cell>
          <table:table-cell office:value-type="float" office:value="8">
            <text:p>8</text:p>
          </table:table-cell>
          <table:table-cell office:value-type="string">
            <text:p>Handmatig van Scene verandered aangemaakt</text:p>
          </table:table-cell>
          <table:table-cell table:formula="of:=[.D15]-[.C15]" office:value-type="time" office:time-value="PT00H18M00S">
            <text:p>00:18</text:p>
          </table:table-cell>
        </table:table-row>
        <table:table-row table:style-name="ro2">
          <table:table-cell table:number-columns-repeated="2"/>
          <table:table-cell office:value-type="time" office:time-value="PT11H38M00S">
            <text:p>11:38</text:p>
          </table:table-cell>
          <table:table-cell office:value-type="time" office:time-value="PT12H16M00S">
            <text:p>12:16</text:p>
          </table:table-cell>
          <table:table-cell office:value-type="float" office:value="9">
            <text:p>9</text:p>
          </table:table-cell>
          <table:table-cell office:value-type="string">
            <text:p>Keys aangepast voor het bewegen van de Scenes en een edgedetector gemaakt voor naar rechts gaan</text:p>
          </table:table-cell>
          <table:table-cell table:formula="of:=[.D16]-[.C16]" office:value-type="time" office:time-value="PT00H38M00S">
            <text:p>00:38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3M00S">
            <text:p>12:23</text:p>
          </table:table-cell>
          <table:table-cell office:value-type="float" office:value="10">
            <text:p>10</text:p>
          </table:table-cell>
          <table:table-cell office:value-type="string">
            <text:p>Edgedetector gemaakt voor naar lniks</text:p>
          </table:table-cell>
          <table:table-cell table:formula="of:=[.D17]-[.C17]" office:value-type="time" office:time-value="PT00H07M00S">
            <text:p>00:07</text:p>
          </table:table-cell>
        </table:table-row>
        <table:table-row table:style-name="ro2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45M00S">
            <text:p>12:45</text:p>
          </table:table-cell>
          <table:table-cell office:value-type="float" office:value="11">
            <text:p>11</text:p>
          </table:table-cell>
          <table:table-cell office:value-type="string">
            <text:p>Edgedetector gemaakt voor de muis</text:p>
          </table:table-cell>
          <table:table-cell table:formula="of:=[.D18]-[.C18]" office:value-type="time" office:time-value="PT00H22M00S">
            <text:p>00:22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5M00S">
            <text:p>13:45</text:p>
          </table:table-cell>
          <table:table-cell office:value-type="float" office:value="12">
            <text:p>12</text:p>
          </table:table-cell>
          <table:table-cell office:value-type="string">
            <text:p>Leveldetector gemaakt</text:p>
          </table:table-cell>
          <table:table-cell table:formula="of:=[.D19]-[.C19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0M00S">
            <text:p>14:00</text:p>
          </table:table-cell>
          <table:table-cell office:value-type="float" office:value="13">
            <text:p>13</text:p>
          </table:table-cell>
          <table:table-cell office:value-type="string">
            <text:p>Input class aangepats, er is nu een rectangle om de muis positie te achterhalen</text:p>
          </table:table-cell>
          <table:table-cell table:formula="of:=[.D20]-[.C2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table:style-name="ce9" office:value-type="string">
            <text:p>Lokale commits gemaakt</text:p>
          </table:table-cell>
          <table:table-cell table:formula="of:=[.D21]-[.C21]" office:value-type="time" office:time-value="PT00H15M00S">
            <text:p>00:1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 50" table:style-name="ta1" table:print="false">
        <table:table-column table:style-name="co1" table:default-cell-style-name="Default"/>
        <table:table-column table:style-name="co5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6" table:default-cell-style-name="Default"/>
        <table:table-column table:style-name="co1" table:default-cell-style-name="ce6"/>
        <table:table-row table:style-name="ro3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45M00S">
            <text:p>08:45</text:p>
          </table:table-cell>
          <table:table-cell office:value-type="time" office:time-value="PT09H05M00S">
            <text:p>09:05</text:p>
          </table:table-cell>
          <table:table-cell office:value-type="float" office:value="1">
            <text:p>1</text:p>
          </table:table-cell>
          <table:table-cell office:value-type="string">
            <text:p>we hebben een nieuwe week voor het logboek gemaakt.</text:p>
          </table:table-cell>
          <table:table-cell table:formula="of:=[.D8]-[.C8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10M00S">
            <text:p>09:10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Opdracht: maak een nieuwe map genaamt HelperClass maak daarin een klas genaamt images</text:p>
          </table:table-cell>
          <table:table-cell table:formula="of:=[.D9]-[.C9]" office:value-type="time" office:time-value="PT00H05M00S">
            <text:p>00:05</text:p>
          </table:table-cell>
        </table:table-row>
        <table:table-row table:style-name="ro2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25M00S">
            <text:p>09:25</text:p>
          </table:table-cell>
          <table:table-cell office:value-type="float" office:value="3">
            <text:p>3</text:p>
          </table:table-cell>
          <table:table-cell office:value-type="string">
            <text:p>Opdracht: Maak een instanties van de image class genaamt background en maak nog en instantie van de image class genaamt titl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4">
            <text:p>4</text:p>
          </table:table-cell>
          <table:table-cell office:value-type="string">
            <text:p>In de startscene class roept de construcot roept de intialize method aan en deze roept de LoadContent method aan.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Een link gemaakt voor de background en de title en een propertie gemaakt voor Spritebatch.</text:p>
          </table:table-cell>
          <table:table-cell table:formula="of:=[.D12]-[.C12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Image class instantie gemaakt voor title en background.</text:p>
          </table:table-cell>
          <table:table-cell table:formula="of:=[.D13]-[.C13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Background gemaakt voor startscene gemaakt.</text:p>
          </table:table-cell>
          <table:table-cell table:formula="of:=[.D14]-[.C14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8">
            <text:p>8</text:p>
          </table:table-cell>
          <table:table-cell office:value-type="string">
            <text:p>Buttons gemaakt en getekend op de startscene.</text:p>
          </table:table-cell>
          <table:table-cell table:formula="of:=[.D15]-[.C15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office:value-type="float" office:value="9">
            <text:p>9</text:p>
          </table:table-cell>
          <table:table-cell office:value-type="string">
            <text:p>Commit en buttens gemaakt.</text:p>
          </table:table-cell>
          <table:table-cell table:formula="of:=[.D16]-[.C16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office:value-type="float" office:value="10">
            <text:p>10</text:p>
          </table:table-cell>
          <table:table-cell office:value-type="string">
            <text:p>we hebben een button switch case gemaakt om de kleur van de button te veranderen en kleur van knop naar goud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15M00S">
            <text:p>12:15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Ingestelt dat de buttons nu van kleur veranderen.</text:p>
          </table:table-cell>
          <table:table-cell table:formula="of:=[.D18]-[.C18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6M00S">
            <text:p>13:56</text:p>
          </table:table-cell>
          <table:table-cell office:value-type="float" office:value="12">
            <text:p>12</text:p>
          </table:table-cell>
          <table:table-cell office:value-type="string">
            <text:p>ButtonList toegevoegt en nu kunnen we over de knopjes heen en weer.</text:p>
          </table:table-cell>
          <table:table-cell table:formula="of:=[.D19]-[.C19]" office:value-type="time" office:time-value="PT00H26M00S">
            <text:p>00:26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00M00S">
            <text:p>04:0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4:3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40M45S</meta:editing-duration>
    <meta:editing-cycles>21</meta:editing-cycles>
    <meta:generator>OpenOffice/4.0.1$Win32 OpenOffice.org_project/401m5$Build-9714</meta:generator>
    <dc:date>2013-12-09T14:31:24.01</dc:date>
    <dc:creator>Erwin van Tilburg</dc:creator>
    <meta:document-statistic meta:table-count="4" meta:cell-count="326" meta:object-count="0"/>
    <meta:user-defined meta:name="Info 1"/>
    <meta:user-defined meta:name="Info 2"/>
    <meta:user-defined meta:name="Info 3"/>
    <meta:user-defined meta:name="Info 4"/>
  </office:meta>
</office:document-meta>
</file>